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7F000001059FAFAEE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97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8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Dashed_20__28_var_29_" svg:stroke-width="0.025cm" svg:stroke-color="#008000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2cm" svg:height="6.924cm" svg:x="-0.002cm" svg:y="0.1cm">
          <draw:image xlink:href="Pictures/200000020000017F000001059FAFAEEB.eps" xlink:type="simple" xlink:show="embed" xlink:actuate="onLoad">
            <text:p/>
          </draw:image>
        </draw:frame>
        <draw:g>
          <draw:custom-shape draw:style-name="gr2" draw:text-style-name="P1" draw:layer="layout" svg:width="4.291cm" svg:height="2.58cm" svg:x="4.897cm" svg:y="0.6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944cm" svg:height="2.621cm" svg:x="5.382cm" svg:y="0.578cm">
            <draw:text-box>
              <text:p><text:span text:style-name="T1">Original data</text:span></text:p>
              <text:p><text:span text:style-name="T1">Fit(Original data)</text:span></text:p>
              <text:p><text:span text:style-name="T1">Residuals</text:span></text:p>
              <text:p><text:span text:style-name="T1">Synthetic data</text:span></text:p>
              <text:p><text:span text:style-name="T1">Fit(Synthetic data)</text:span></text:p>
            </draw:text-box>
          </draw:frame>
          <draw:custom-shape draw:style-name="gr4" draw:text-style-name="P1" draw:layer="layout" svg:width="0.259cm" svg:height="0.259cm" svg:x="5.129cm" svg:y="0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46cm" svg:y1="1.408cm" svg:x2="5.057cm" svg:y2="1.408cm">
            <text:p/>
          </draw:line>
          <draw:custom-shape draw:style-name="gr6" draw:text-style-name="P1" draw:layer="layout" svg:width="0.259cm" svg:height="0.259cm" svg:x="5.129cm" svg:y="1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42cm" svg:height="0.242cm" svg:x="5.137cm" svg:y="2.23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5.46cm" svg:y1="2.844cm" svg:x2="5.057cm" svg:y2="2.8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30T17:40:27</meta:creation-date>
    <dc:date>2011-06-18T22:41:56</dc:date>
    <dc:creator>Ian Kleckner</dc:creator>
    <meta:editing-duration>PT00H55M42S</meta:editing-duration>
    <meta:editing-cycles>92</meta:editing-cycles>
    <meta:generator>OpenOffice.org/3.2$Linux OpenOffice.org_project/320m12$Build-9483</meta:generator>
    <meta:document-statistic meta:object-count="9"/>
  </office:meta>
</office:document-meta>
</file>